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795736786781509780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8588204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2214736096380034032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3040347960941129430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  <text:list-item>
                  <text:p text:style-name="P9">metronome (default = 80 ?)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 定規</text:span></text:p>
                  <text:list>
                    <text:list-item>
                      <text:p text:style-name="P12">日付スタンプ、インクパッド</text:p>
                    </text:list-item>
                  </text:list>
                </text:list-item>
                <text:list-item>
                  <text:p text:style-name="P9"><text:soft-page-break/>mobile holder</text:p>
                  <text:list>
                    <text:list-item>
                      <text:p text:style-name="P12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 : 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14">menu (2019/10/18 16:17:15)</text:p>
              <text:list>
                <text:list-item>
                  <text:p text:style-name="P14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4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4">harmonics</text:p>
                    </text:list-item>
                    <text:list-item>
                      <text:p text:style-name="P14">flamenco</text:p>
                    </text:list-item>
                    <text:list-item>
                      <text:p text:style-name="P14">arpeggio</text:p>
                    </text:list-item>
                    <text:list-item>
                      <text:p text:style-name="P14">hammering &amp; pulling</text:p>
                    </text:list-item>
                    <text:list-item>
                      <text:p text:style-name="P14">tapping : L,R</text:p>
                    </text:list-item>
                    <text:list-item>
                      <text:p text:style-name="P14">scale</text:p>
                    </text:list-item>
                    <text:list-item>
                      <text:p text:style-name="P14">stomp</text:p>
                    </text:list-item>
                  </text:list>
                </text:list-item>
                <text:list-item>
                  <text:p text:style-name="P14">prev sections</text:p>
                </text:list-item>
                <text:list-item>
                  <text:p text:style-name="P15">scale</text:p>
                </text:list-item>
                <text:list-item>
                  <text:p text:style-name="P15">arpeggio</text:p>
                </text:list-item>
                <text:list-item>
                  <text:p text:style-name="P15">stomp</text:p>
                </text:list-item>
                <text:list-item>
                  <text:p text:style-name="P15">tapping</text:p>
                </text:list-item>
                <text:list-item>
                  <text:p text:style-name="P15">harmonics</text:p>
                </text:list-item>
                <text:list-item>
                  <text:p text:style-name="P15">scale</text:p>
                </text:list-item>
                <text:list-item>
                  <text:p text:style-name="P15">flamenco</text:p>
                </text:list-item>
                <text:list-item>
                  <text:p text:style-name="P14">compositions</text:p>
                </text:list-item>
              </text:list>
            </text:list-item>
            <text:list-item>
              <text:p text:style-name="P15">prev sections ---&gt; review</text:p>
            </text:list-item>
            <text:list-item>
              <text:p text:style-name="P15">choose target piece → e.g. “te-9”</text:p>
            </text:list-item>
            <text:list-item>
              <text:p text:style-name="P15"><text:soft-page-break/>open resources</text:p>
              <text:list>
                <text:list-item>
                  <text:p text:style-name="P15">voice memo</text:p>
                </text:list-item>
                <text:list-item>
                  <text:p text:style-name="P9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8083366591972796906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memos</text:p>
          <text:list>
            <text:list-item>
              <text:p text:style-name="P10">log memo</text:p>
              <text:list>
                <text:list-item>
                  <text:p text:style-name="P10">add lines (sep<text:span text:style-name="T1">arator) between sections </text:span><text:span text:style-name="T2">(blue color)</text:span></text:p>
                </text:list-item>
                <text:list-item>
                  <text:p text:style-name="P10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3">put away except ==&gt; orange+</text:p>
            </text:list-item>
            <text:list-item>
              <text:p text:style-name="P13">photo</text:p>
              <text:list>
                <text:list-item>
                  <text:p text:style-name="P13">pick up memo leaves → ones with today's memos</text:p>
                </text:list-item>
                <text:list-item>
                  <text:p text:style-name="P13">photo</text:p>
                </text:list-item>
                <text:list-item>
                  <text:p text:style-name="P13">add “//” mark <text:span text:style-name="T3">(orange color)</text:span></text:p>
                </text:list-item>
                <text:list-item>
                  <text:p text:style-name="P13">on “〇” symbol, add a slash <text:span text:style-name="T3">(orange color)</text:span></text:p>
                </text:list-item>
              </text:list>
            </text:list-item>
            <text:list-item>
              <text:p text:style-name="P13">each leaf → to each clear leaf in the clear folder</text:p>
              <text:list>
                <text:list-item>
                  <text:p text:style-name="P13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==&gt; to desktop : C:\WORKS_2\WS\WS_Cake_IFM11\tmp</text:p>
            </text:list-item>
          </text:list>
        </text:list-item>
        <text:list-item>
          <text:p text:style-name="P1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598660" text:continue-numbering="true" text:style-name="L4">
        <text:list-header>
          <text:p text:style-name="P10"/>
        </text:list-header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  <text:list-item>
              <text:p text:style-name="P10">sheets</text:p>
            </text:list-item>
            <text:list-item>
              <text:p text:style-name="P10">vlc</text:p>
            </text:list-item>
            <text:list-item>
              <text:p text:style-name="P10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617843" text:continue-numbering="true" text:style-name="L4">
        <text:list-item>
          <text:list>
            <text:list-item>
              <text:p text:style-name="P10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2491078381426632427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8611542" text:continue-numbering="true" text:style-name="L5">
        <text:list-item>
          <text:list>
            <text:list-item>
              <text:p text:style-name="P11"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8605397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9012405453829837273" text:style-name="L6">
              <text:list-item>
                <text:p text:style-name="P6">memo_guitar.txt</text:p>
              </text:list-item>
              <text:list-item>
                <text:p text:style-name="P6">memo_guitar.(replaced).(XXX).txt</text:p>
              </text:list-item>
            </text:list>
          </table:table-cell>
        </table:table-row>
      </table:table>
      <text:list xml:id="list38591447" text:continue-list="list38605397" text:style-name="L5">
        <text:list-item>
          <text:p text:style-name="P11">closing</text:p>
          <text:list>
            <text:list-item>
              <text:p text:style-name="P11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38610700" text:continue-numbering="true" text:style-name="L5">
        <text:list-item>
          <text:list>
            <text:list-item>
              <text:list>
                <text:list-item>
                  <text:p text:style-name="P11">sheet</text:p>
                </text:list-item>
                <text:list-item>
                  <text:p text:style-name="P11">folder</text:p>
                </text:list-item>
              </text:list>
            </text:list-item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1-14T18:39:56.35</dc:date>
    <dc:creator>iwabuchi ken</dc:creator>
    <meta:editing-duration>P2DT2H23M6S</meta:editing-duration>
    <meta:editing-cycles>55</meta:editing-cycles>
    <meta:generator>OpenOffice/4.1.3$Win32 OpenOffice.org_project/413m1$Build-9783</meta:generator>
    <meta:document-statistic meta:table-count="8" meta:image-count="0" meta:object-count="0" meta:page-count="7" meta:paragraph-count="168" meta:word-count="664" meta:character-count="4337"/>
  </office:meta>
</office:document-meta>
</file>